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9" style:family="paragraph" style:parent-style-name="Text_20_body" style:list-style-name="">
      <style:text-properties officeooo:rsid="002514b8" officeooo:paragraph-rsid="002696a3"/>
    </style:style>
    <style:style style:name="P10" style:family="paragraph" style:parent-style-name="Text_20_body" style:list-style-name="">
      <style:text-properties officeooo:rsid="002514b8" officeooo:paragraph-rsid="002514b8"/>
    </style:style>
    <style:style style:name="P11" style:family="paragraph" style:parent-style-name="Text_20_body" style:list-style-name="L1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696a3"/>
    </style:style>
    <style:style style:name="P13" style:family="paragraph" style:parent-style-name="Text_20_body" style:list-style-name="L1">
      <style:text-properties officeooo:rsid="002514b8" officeooo:paragraph-rsid="0034efc8"/>
    </style:style>
    <style:style style:name="P14" style:family="paragraph" style:parent-style-name="Text_20_body" style:list-style-name="L1">
      <style:text-properties officeooo:rsid="002514b8" officeooo:paragraph-rsid="0036c6f6"/>
    </style:style>
    <style:style style:name="P15" style:family="paragraph" style:parent-style-name="Text_20_body" style:list-style-name="L2">
      <style:text-properties officeooo:rsid="002514b8" officeooo:paragraph-rsid="002696a3"/>
    </style:style>
    <style:style style:name="P16" style:family="paragraph" style:parent-style-name="Text_20_body" style:list-style-name="L1">
      <style:text-properties officeooo:paragraph-rsid="002514b8"/>
    </style:style>
    <style:style style:name="P17" style:family="paragraph" style:parent-style-name="Text_20_body" style:list-style-name="L1">
      <style:text-properties officeooo:paragraph-rsid="002696a3"/>
    </style:style>
    <style:style style:name="P18" style:family="paragraph" style:parent-style-name="Text_20_body" style:list-style-name="L1">
      <style:text-properties officeooo:paragraph-rsid="0034efc8"/>
    </style:style>
    <style:style style:name="P19" style:family="paragraph" style:parent-style-name="Text_20_body" style:list-style-name="L1">
      <style:text-properties officeooo:paragraph-rsid="0036c6f6"/>
    </style:style>
    <style:style style:name="P20" style:family="paragraph" style:parent-style-name="Text_20_body" style:list-style-name="L1">
      <style:text-properties officeooo:rsid="0027053d" officeooo:paragraph-rsid="0027053d"/>
    </style:style>
    <style:style style:name="P21" style:family="paragraph" style:parent-style-name="Text_20_body" style:list-style-name="L1">
      <style:text-properties officeooo:rsid="002696a3" officeooo:paragraph-rsid="002696a3"/>
    </style:style>
    <style:style style:name="P22" style:family="paragraph" style:parent-style-name="Text_20_body" style:list-style-name="L2">
      <style:text-properties officeooo:rsid="002696a3" officeooo:paragraph-rsid="002696a3"/>
    </style:style>
    <style:style style:name="P23" style:family="paragraph" style:parent-style-name="Text_20_body" style:list-style-name="L2">
      <style:text-properties officeooo:paragraph-rsid="002696a3"/>
    </style:style>
    <style:style style:name="P24" style:family="paragraph" style:parent-style-name="Text_20_body" style:list-style-name="L3">
      <style:text-properties officeooo:rsid="001faff2" officeooo:paragraph-rsid="001faff2"/>
    </style:style>
    <style:style style:name="P25" style:family="paragraph" style:parent-style-name="Text_20_body" style:list-style-name="L3">
      <style:text-properties officeooo:rsid="00211394" officeooo:paragraph-rsid="00211394"/>
    </style:style>
    <style:style style:name="P26" style:family="paragraph" style:parent-style-name="Text_20_body" style:list-style-name="L3">
      <style:text-properties officeooo:rsid="00297a13" officeooo:paragraph-rsid="00297a13"/>
    </style:style>
    <style:style style:name="P27" style:family="paragraph" style:parent-style-name="Text_20_body" style:list-style-name="">
      <style:text-properties officeooo:rsid="00275483" officeooo:paragraph-rsid="00275483"/>
    </style:style>
    <style:style style:name="P28" style:family="paragraph" style:parent-style-name="Text_20_body" style:list-style-name="L4">
      <style:text-properties officeooo:rsid="00275483" officeooo:paragraph-rsid="00275483"/>
    </style:style>
    <style:style style:name="P29" style:family="paragraph" style:parent-style-name="Text_20_body" style:list-style-name="L5">
      <style:text-properties officeooo:rsid="002b3ea1" officeooo:paragraph-rsid="002b3ea1"/>
    </style:style>
    <style:style style:name="P30" style:family="paragraph" style:parent-style-name="Text_20_body">
      <style:text-properties officeooo:rsid="0032bf9b" officeooo:paragraph-rsid="0032bf9b"/>
    </style:style>
    <style:style style:name="P31" style:family="paragraph" style:parent-style-name="Text_20_body" style:list-style-name="L6">
      <style:text-properties officeooo:rsid="0032bf9b" officeooo:paragraph-rsid="0032bf9b"/>
    </style:style>
    <style:style style:name="P32" style:family="paragraph" style:parent-style-name="Heading_20_1">
      <style:text-properties officeooo:rsid="001dc2b4"/>
    </style:style>
    <style:style style:name="P33" style:family="paragraph" style:parent-style-name="Heading_20_1" style:list-style-name="">
      <style:text-properties officeooo:rsid="001dc2b4" officeooo:paragraph-rsid="001dc2b4"/>
    </style:style>
    <style:style style:name="P34" style:family="paragraph" style:parent-style-name="Heading_20_1">
      <style:paragraph-properties fo:break-before="page"/>
      <style:text-properties officeooo:rsid="001dc2b4"/>
    </style:style>
    <style:style style:name="P35" style:family="paragraph" style:parent-style-name="Heading_20_1">
      <style:paragraph-properties fo:break-before="page"/>
      <style:text-properties officeooo:rsid="001dc2b4" officeooo:paragraph-rsid="001dc2b4"/>
    </style:style>
    <style:style style:name="P36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37" style:family="paragraph" style:parent-style-name="Heading_20_2">
      <style:text-properties officeooo:rsid="001dc2b4" officeooo:paragraph-rsid="001dc2b4"/>
    </style:style>
    <style:style style:name="P38" style:family="paragraph" style:parent-style-name="Heading_20_3">
      <style:text-properties officeooo:rsid="002514b8"/>
    </style:style>
    <style:style style:name="P39" style:family="paragraph" style:parent-style-name="Heading_20_3">
      <style:text-properties officeooo:rsid="002696a3" officeooo:paragraph-rsid="002696a3"/>
    </style:style>
    <style:style style:name="P40" style:family="paragraph" style:parent-style-name="Heading_20_3">
      <style:text-properties officeooo:rsid="00275483"/>
    </style:style>
    <style:style style:name="P41" style:family="paragraph" style:parent-style-name="Heading_20_3">
      <style:text-properties officeooo:rsid="00275483" officeooo:paragraph-rsid="00275483"/>
    </style:style>
    <style:style style:name="P42" style:family="paragraph" style:parent-style-name="Heading_20_3">
      <style:text-properties officeooo:rsid="0027ee31" officeooo:paragraph-rsid="0027ee31"/>
    </style:style>
    <style:style style:name="P43" style:family="paragraph" style:parent-style-name="Heading_20_3">
      <style:text-properties officeooo:rsid="0032bf9b" officeooo:paragraph-rsid="0032bf9b"/>
    </style:style>
    <style:style style:name="P44" style:family="paragraph" style:parent-style-name="Heading_20_3">
      <style:text-properties officeooo:rsid="002b3ea1" officeooo:paragraph-rsid="002b3ea1"/>
    </style:style>
    <style:style style:name="P45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Progress</text:h>
      <text:p text:style-name="P2"/>
      <text:p text:style-name="P2"/>
      <text:h text:style-name="P37" text:outline-level="2">ToDo</text:h>
      <text:p text:style-name="P3">** move ToDo list here! **</text:p>
      <text:h text:style-name="P38" text:outline-level="3">ordered list (incomplete!) </text:h>
      <text:h text:style-name="P8" text:outline-level="1"><text:span text:style-name="T3">*** the following is about single 6DOf IMU senso</text:span><text:span text:style-name="T4">r, other sensors should be similar and multiple ***</text:span></text:h>
      <text:h text:style-name="P9" text:outline-level="1">*** should work simultaneously (care for concurrency, tho!!!) *** </text:h>
      <text:list xml:id="list3403598719707350201" text:style-name="L1">
        <text:list-item>
          <text:h text:style-name="P16" text:outline-level="1"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20" text:outline-level="1">This functionality will be time critical later, so use C++ here</text:h>
            </text:list-item>
          </text:list>
        </text:list-item>
        <text:list-item>
          <text:h text:style-name="P20" text:outline-level="1">Get the build mechanisms running for the simple data simulator</text:h>
          <text:list>
            <text:list-item>
              <text:h text:style-name="P20" text:outline-level="1">Create Makefile</text:h>
            </text:list-item>
            <text:list-item>
              <text:h text:style-name="P20" text:outline-level="1">Get Debugging to work</text:h>
            </text:list-item>
          </text:list>
        </text:list-item>
        <text:list-item>
          <text:h text:style-name="P17" text:outline-level="1"><text:span text:style-name="T4">Implement </text:span><text:span text:style-name="T5">rudimentary access to the basic sensor data simulator</text:span></text:h>
          <text:list>
            <text:list-item>
              <text:h text:style-name="P18" text:outline-level="1"><text:span text:style-name="T10">Using IPC (hopefully 1-to-n communication is not hard to do)</text:span></text:h>
            </text:list-item>
            <text:list-item>
              <text:h text:style-name="P20" text:outline-level="1"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0" text:outline-level="1">Implement very simple (console?) output for the sensor data</text:h>
          <text:list>
            <text:list-item>
              <text:h text:style-name="P20" text:outline-level="1"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</text:list>
        </text:list-item>
        <text:list-item>
          <text:h text:style-name="P11" text:outline-level="1"/>
        </text:list-item>
        <text:list-item>
          <text:h text:style-name="P11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1322192120" text:continue-numbering="true" text:style-name="L1">
        <text:list-item>
          <text:h text:style-name="P12" text:outline-level="1">evaluate data-management solutions </text:h>
          <text:list>
            <text:list-item>
              <text:h text:style-name="P13" text:outline-level="1"><text:span text:style-name="T10">i.e. possibilities to store/access/find data sets of generated or recorded offline data to either post-process or refeed into the system</text:span></text:h>
            </text:list-item>
          </text:list>
        </text:list-item>
        <text:list-item>
          <text:h text:style-name="P12" text:outline-level="1">elaborate means to access the offline data in a way <text:span text:style-name="T10">similar to</text:span> real/<text:span text:style-name="T10">online</text:span> measurements</text:h>
          <text:list>
            <text:list-item>
              <text:h text:style-name="P13" text:outline-level="1"><text:span text:style-name="T10">In the ends, that just means to write a tool that reads offline data and provides them with the same mechanisms that the online simulator and the hardware driver use</text:span></text:h>
            </text:list-item>
            <text:list-item>
              <text:h text:style-name="P12" text:outline-level="1"><text:span text:style-name="T10">Eventually, </text:span>access to data <text:span text:style-name="T10">could</text:span> be possibl<text:span text:style-name="T10">y be</text:span> either timing dependant (time goes by even <text:soft-page-break/>when not polling the data), or independant, for debugging </text:h>
            </text:list-item>
          </text:list>
        </text:list-item>
        <text:list-item>
          <text:h text:style-name="P12" text:outline-level="1"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2" text:outline-level="1">offline and online visualization! </text:h>
            </text:list-item>
          </text:list>
        </text:list-item>
        <text:list-item>
          <text:h text:style-name="P16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1" text:outline-level="1">generate appropriate data to simulate movements of a 6DOF imu as follows: </text:h>
          <text:list>
            <text:list-item>
              <text:h text:style-name="P11" text:outline-level="1">exact data for positions with high sampling rate </text:h>
            </text:list-item>
            <text:list-item>
              <text:h text:style-name="P11" text:outline-level="1">blurred (gauss?) version of the above, eventually as on-the-fly option </text:h>
            </text:list-item>
            <text:list-item>
              <text:h text:style-name="P11" text:outline-level="1">Note: generate at least some movements as a close-loop, to be able to run them indefinitely</text:h>
            </text:list-item>
            <text:list-item>
              <text:h text:style-name="P14" text:outline-level="1"><text:span text:style-name="T11">Note: the invensense MPU6050 integrates 'motion fusion', so the final orientation is directly available. Raw data of the accelerometers may still be needed.</text:span></text:h>
            </text:list-item>
          </text:list>
        </text:list-item>
        <text:list-item>
          <text:h text:style-name="P21" text:outline-level="1">Improve logo</text:h>
          <text:list>
            <text:list-item>
              <text:h text:style-name="P17" text:outline-level="1"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1" text:outline-level="1"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14" text:outline-level="1"><text:span text:style-name="T11">Care for the imu driver triggering actions on this kind of interactive simulator! IMUCeption!!!</text:span></text:h>
            </text:list-item>
          </text:list>
        </text:list-item>
        <text:list-item>
          <text:h text:style-name="P11" text:outline-level="1">use github to push the git repo to </text:h>
        </text:list-item>
        <text:list-item>
          <text:h text:style-name="P16" text:outline-level="1"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</text:list-item>
        <text:list-item>
          <text:h text:style-name="P19" text:outline-level="1"><text:span text:style-name="T12">d</text:span><text:span text:style-name="T11">oxygen or alternatives for documentation</text:span></text:h>
        </text:list-item>
      </text:list>
      <text:h text:style-name="P10" text:outline-level="1"/>
      <text:h text:style-name="P39" text:outline-level="3">Done</text:h>
      <text:list xml:id="list8875707268366190703" text:style-name="L2">
        <text:list-item>
          <text:h text:style-name="P23" text:outline-level="1"><text:span text:style-name="T3">setup git as </text:span><text:span text:style-name="T4">version control system</text:span></text:h>
        </text:list-item>
        <text:list-item>
          <text:h text:style-name="P15" text:outline-level="1">setup bugs everywhere as distributed issue manager </text:h>
        </text:list-item>
        <text:list-item>
          <text:h text:style-name="P22" text:outline-level="1">First pass of logo as svg</text:h>
        </text:list-item>
      </text:list>
      <text:h text:style-name="P34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6986505435163872895" text:style-name="L3">
        <text:list-item>
          <text:p text:style-name="P24">Data</text:p>
          <text:list>
            <text:list-item>
              <text:p text:style-name="P24">Data Management</text:p>
            </text:list-item>
            <text:list-item>
              <text:p text:style-name="P24">Data Generation</text:p>
            </text:list-item>
            <text:list-item>
              <text:p text:style-name="P24">Data Access</text:p>
            </text:list-item>
          </text:list>
        </text:list-item>
        <text:list-item>
          <text:p text:style-name="P24">Assets</text:p>
          <text:list>
            <text:list-item>
              <text:p text:style-name="P24">Logo</text:p>
            </text:list-item>
            <text:list-item>
              <text:p text:style-name="P24">Icon</text:p>
            </text:list-item>
            <text:list-item>
              <text:p text:style-name="P25">3D models for visualization</text:p>
            </text:list-item>
            <text:list-item>
              <text:p text:style-name="P24">(Splash Screen?)</text:p>
            </text:list-item>
            <text:list-item>
              <text:p text:style-name="P25">(Sounds?)</text:p>
            </text:list-item>
          </text:list>
        </text:list-item>
        <text:list-item>
          <text:p text:style-name="P25">Visualization</text:p>
          <text:list>
            <text:list-item>
              <text:p text:style-name="P25">Offline</text:p>
            </text:list-item>
            <text:list-item>
              <text:p text:style-name="P25">Online</text:p>
            </text:list-item>
          </text:list>
        </text:list-item>
        <text:list-item>
          <text:p text:style-name="P26">Sensor reading</text:p>
          <text:list>
            <text:list-item>
              <text:p text:style-name="P26">micro controller program</text:p>
            </text:list-item>
            <text:list-item>
              <text:p text:style-name="P26">communication to micro controller</text:p>
            </text:list-item>
          </text:list>
        </text:list-item>
        <text:list-item>
          <text:p text:style-name="P26">Sensor data interpretation</text:p>
          <text:list>
            <text:list-item>
              <text:p text:style-name="P26">filtering</text:p>
            </text:list-item>
            <text:list-item>
              <text:p text:style-name="P26">deriving relative roientation/hand posture</text:p>
            </text:list-item>
          </text:list>
        </text:list-item>
        <text:list-item>
          <text:p text:style-name="P24">.</text:p>
        </text:list-item>
        <text:list-item>
          <text:p text:style-name="P24">.</text:p>
        </text:list-item>
      </text:list>
      <text:p text:style-name="P4"/>
      <text:p text:style-name="P3"/>
      <text:h text:style-name="P33" text:outline-level="1"/>
      <text:h text:style-name="P36" text:outline-level="1">Used Software</text:h>
      <text:h text:style-name="P27" text:outline-level="1">List of used software</text:h>
      <text:h text:style-name="P41" text:outline-level="3">Design/Assets</text:h>
      <text:list xml:id="list7390640688603833347" text:style-name="L4">
        <text:list-item>
          <text:p text:style-name="P28">Inkscape</text:p>
        </text:list-item>
        <text:list-item>
          <text:p text:style-name="P28">bundler</text:p>
        </text:list-item>
      </text:list>
      <text:h text:style-name="P40" text:outline-level="3">C++</text:h>
      <text:list xml:id="list1892389261" text:continue-numbering="true" text:style-name="L4">
        <text:list-item>
          <text:p text:style-name="P28">make</text:p>
        </text:list-item>
        <text:list-item>
          <text:p text:style-name="P28">Qt/qml</text:p>
        </text:list-item>
        <text:list-item>
          <text:p text:style-name="P28">boost</text:p>
        </text:list-item>
        <text:list-item>
          <text:p text:style-name="P28"><text:span text:style-name="T6">(</text:span>VTK?<text:span text:style-name="T6">)</text:span></text:p>
        </text:list-item>
      </text:list>
      <text:h text:style-name="P41" text:outline-level="3">Python</text:h>
      <text:list xml:id="list962118054" text:continue-numbering="true" text:style-name="L4">
        <text:list-item>
          <text:p text:style-name="P28">mayavi</text:p>
        </text:list-item>
        <text:list-item>
          <text:p text:style-name="P28">matplotlib</text:p>
        </text:list-item>
      </text:list>
      <text:h text:style-name="P42" text:outline-level="3">Arduino</text:h>
      <text:list xml:id="list8247472997771150523" text:style-name="L5">
        <text:list-item>
          <text:p text:style-name="P29">arduino (std. program for linux)</text:p>
        </text:list-item>
      </text:list>
      <text:h text:style-name="P35" text:outline-level="1">Decisions</text:h>
      <text:p text:style-name="P3"/>
      <text:h text:style-name="P37" text:outline-level="2">To be made</text:h>
      <text:h text:style-name="P43" text:outline-level="3">IPC Framework</text:h>
      <text:p text:style-name="P30">Canditates:</text:p>
      <text:list xml:id="list980040560355129204" text:style-name="L6">
        <text:list-item>
          <text:p text:style-name="P31">Qt (various possibilities)</text:p>
        </text:list-item>
        <text:list-item>
          <text:p text:style-name="P31">boost::inter_process</text:p>
        </text:list-item>
        <text:list-item>
          <text:p text:style-name="P31">protobuf (google)</text:p>
        </text:list-item>
        <text:list-item>
          <text:p text:style-name="P31">Ice (ZeroC)</text:p>
        </text:list-item>
        <text:list-item>
          <text:p text:style-name="P31">just primitive sockets/pipes</text:p>
        </text:list-item>
        <text:list-item>
          <text:p text:style-name="P31">more?</text:p>
        </text:list-item>
      </text:list>
      <text:h text:style-name="P37" text:outline-level="2">Preliminary</text:h>
      <text:h text:style-name="P44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45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as slim as possible.</text:span></text:p>
      <text:h text:style-name="P37" text:outline-level="2">Had been made</text:h>
      <text:h text:style-name="P4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3-07T01:52:41</dc:date>
    <dc:creator>Torge Herber</dc:creator>
    <meta:editing-duration>PT5H38M8S</meta:editing-duration>
    <meta:editing-cycles>15</meta:editing-cycles>
    <meta:generator>LibreOffice/4.0.2.2$Linux_X86_64 LibreOffice_project/400m0$Build-2</meta:generator>
    <meta:document-statistic meta:table-count="0" meta:image-count="0" meta:object-count="0" meta:page-count="5" meta:paragraph-count="101" meta:word-count="843" meta:character-count="4956" meta:non-whitespace-character-count="4268"/>
  </office:meta>
</office:document-meta>
</file>